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0pt" style:font-size-asian="30pt" style:font-size-complex="30pt"/>
    </style:style>
    <style:style style:name="T1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2.179cm" svg:x="1.4cm" svg:y="4.914cm" presentation:class="subtitle">
          <draw:text-box>
            <text:p>A History of Digital Identity</text:p>
            <text:p/>
            <text:p>Romek Szczesnia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istory List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asswords and Radius</text:p>
              </text:list-item>
              <text:list-item>
                <text:p>PKI and SSL</text:p>
              </text:list-item>
              <text:list-item>
                <text:p>2FA and MFA</text:p>
              </text:list-item>
              <text:list-item>
                <text:p>SSO and IAM</text:p>
              </text:list-item>
              <text:list-item>
                <text:p>Blockchain Security</text:p>
              </text:list-item>
              <text:list-item>
                <text:p>Where are we now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sswords and Radiu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asswords supplied to you</text:p>
              </text:list-item>
              <text:list-item>
                <text:p>Passwords to login</text:p>
              </text:list-item>
              <text:list-item>
                <text:p>Passwords to do Everything</text:p>
                <text:p/>
              </text:list-item>
              <text:list-item>
                <text:p>Radius passwords to connect to networks</text:p>
              </text:list-item>
              <text:list-item>
                <text:p>Radius for network access</text:p>
                <text:p/>
              </text:list-item>
              <text:list-item>
                <text:p>No authentication of who you ar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2FA and MFA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"><text:span text:style-name="T1">Lets soup up the password with an SMS message</text:span></text:p>
              </text:list-item>
              <text:list-item>
                <text:p text:style-name="P1"><text:span text:style-name="T1">Convenient and easy to use</text:span></text:p>
              </text:list-item>
              <text:list-item>
                <text:p text:style-name="P1"><text:span text:style-name="T1">Adopted by Google and friends with FIDO</text:span></text:p>
                <text:p text:style-name="P1"><text:span text:style-name="T1"/></text:p>
              </text:list-item>
              <text:list-item>
                <text:p text:style-name="P1"><text:span text:style-name="T1">But who am I?</text:span></text:p>
              </text:list-item>
              <text:list-item>
                <text:p text:style-name="P1"><text:span text:style-name="T1">How is this any better than password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SO and IA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ets sign in once for businesses</text:p>
              </text:list-item>
              <text:list-item>
                <text:p>Lets give PKI to Enterprises</text:p>
              </text:list-item>
              <text:list-item>
                <text:p>Enterprises buy boxes from large vendors</text:p>
              </text:list-item>
              <text:list-item>
                <text:p>Adopted by big business cause they pay for it</text:p>
                <text:p/>
              </text:list-item>
              <text:list-item>
                <text:p>Not a complete answer for anything</text:p>
              </text:list-item>
              <text:list-item>
                <text:p>How does it handle BYOD?</text:p>
              </text:list-item>
              <text:list-item>
                <text:p>How does it handle IoT?</text:p>
              </text:list-item>
              <text:list-item>
                <text:p>What happens outside the business that buys i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lockchain for Ident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ets sign me up to a large public system</text:p>
                <text:p/>
              </text:list-item>
              <text:list-item>
                <text:p>How do I do Identity here?</text:p>
              </text:list-item>
              <text:list-item>
                <text:p>How do I prove I am who I say I am?</text:p>
              </text:list-item>
              <text:list-item>
                <text:p>Convenience without use.</text:p>
              </text:list-item>
              <text:list-item>
                <text:p>No right to forge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ere Should Identity B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ike Goldilocks and the Three Bears</text:p>
              </text:list-item>
              <text:list-item>
                <text:p>Not as small as passwords or 2FA or MFA</text:p>
              </text:list-item>
              <text:list-item>
                <text:p>Not as big as SSO or IAM</text:p>
              </text:list-item>
              <text:list-item>
                <text:p>Not as groundless as blockchain</text:p>
                <text:p/>
              </text:list-item>
              <text:list-item>
                <text:p>I should be a dynamic flexible identity solution in the middle, proving I am me yet being able to be sent clearly and simp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2T22:53:15.726642000</meta:creation-date>
    <dc:date>2016-05-22T23:36:03.677952000</dc:date>
    <meta:editing-duration>PT27M29S</meta:editing-duration>
    <meta:editing-cycles>8</meta:editing-cycles>
    <meta:generator>LibreOffice/4.3.4.1$MacOSX_X86_64 LibreOffice_project/bc356b2f991740509f321d70e4512a6a54c5f243</meta:generator>
    <meta:document-statistic meta:object-count="48"/>
  </office:meta>
</office:document-meta>
</file>